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Source Han Sans Regular" svg:font-family="Source Han Sans Regular" style:font-family-generic="system" style:font-pitch="variable"/>
    <style:font-face style:name="FreeSans" svg:font-family="FreeSans" style:font-family-generic="system" style:font-pitch="variable"/>
    <style:font-face style:name="Noto Sans" svg:font-family="Noto Sans" style:font-family-generic="swiss"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Noto Serif" svg:font-family="Noto Serif" style:font-family-generic="roman"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Noto Sans"/>
    </style:style>
    <style:style style:name="P2" style:parent-style-name="Title" style:family="paragraph">
      <style:text-properties style:font-name="Noto Sans"/>
    </style:style>
    <style:style style:name="P3" style:parent-style-name="Title" style:family="paragraph">
      <style:text-properties style:font-name="Noto Sans"/>
    </style:style>
    <style:style style:name="P4" style:parent-style-name="Title" style:family="paragraph">
      <style:text-properties style:font-name="Noto Sans"/>
    </style:style>
    <style:style style:name="P5" style:parent-style-name="Title" style:family="paragraph">
      <style:text-properties style:font-name="Noto Sans"/>
    </style:style>
    <style:style style:name="P6" style:parent-style-name="Title" style:family="paragraph">
      <style:text-properties style:font-name="Noto Sans"/>
    </style:style>
    <style:style style:name="P7" style:parent-style-name="Title" style:family="paragraph">
      <style:text-properties style:font-name="Noto Serif"/>
    </style:style>
    <style:style style:name="P8" style:parent-style-name="Subtitle" style:family="paragraph">
      <style:text-properties style:font-name="Noto Sans"/>
    </style:style>
    <style:style style:name="P9" style:parent-style-name="ContentsHeading" style:family="paragraph">
      <style:paragraph-properties fo:break-before="page">
        <style:tab-stops>
          <style:tab-stop style:type="right" style:leader-style="dotted" style:leader-text="." style:position="6.5in"/>
        </style:tab-stops>
      </style:paragraph-properties>
    </style:style>
    <style:style style:name="P10" style:parent-style-name="Heading1" style:family="paragraph"/>
    <style:style style:name="P11" style:parent-style-name="Textbody" style:family="paragraph">
      <style:text-properties style:font-name="Noto Serif"/>
    </style:style>
    <style:style style:name="P12" style:parent-style-name="Title" style:family="paragraph">
      <style:paragraph-properties fo:break-before="page"/>
      <style:text-properties style:font-name="Noto Serif"/>
    </style:style>
    <style:style style:name="P13" style:parent-style-name="Title" style:family="paragraph">
      <style:text-properties style:font-name="Noto Serif"/>
    </style:style>
    <style:style style:name="P14" style:parent-style-name="Title" style:family="paragraph">
      <style:text-properties style:font-name="Noto Serif"/>
    </style:style>
    <style:style style:name="P15" style:parent-style-name="Title" style:family="paragraph">
      <style:text-properties style:font-name="Noto Serif"/>
    </style:style>
    <style:style style:name="P16" style:parent-style-name="Title" style:family="paragraph">
      <style:text-properties style:font-name="Noto Serif"/>
    </style:style>
    <style:style style:name="P17" style:parent-style-name="Title" style:family="paragraph">
      <style:text-properties style:font-name="Noto Serif"/>
    </style:style>
    <style:style style:name="P18" style:parent-style-name="Textbody" style:family="paragraph">
      <style:text-properties style:font-name="Noto Serif"/>
    </style:style>
    <style:style style:name="P19" style:parent-style-name="Textbody" style:family="paragraph">
      <style:text-properties style:font-name="Noto Serif"/>
    </style:style>
    <style:style style:name="TableColumn21" style:family="table-column">
      <style:table-column-properties style:column-width="2.2312in" style:use-optimal-column-width="false"/>
    </style:style>
    <style:style style:name="TableColumn22" style:family="table-column">
      <style:table-column-properties style:column-width="2.2319in" style:use-optimal-column-width="false"/>
    </style:style>
    <style:style style:name="TableColumn23" style:family="table-column">
      <style:table-column-properties style:column-width="2.2319in" style:use-optimal-column-width="false"/>
    </style:style>
    <style:style style:name="Table20" style:family="table">
      <style:table-properties style:width="6.6951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26" style:parent-style-name="TableContents" style:family="paragraph">
      <style:text-properties style:font-name="Noto Serif" fo:color="#FFFFFF"/>
    </style:style>
    <style:style style:name="TableCell27"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28" style:parent-style-name="TableContents" style:family="paragraph">
      <style:text-properties style:font-name="Noto Serif" fo:color="#FFFFFF"/>
    </style:style>
    <style:style style:name="TableCell29" style:family="table-cell">
      <style:table-cell-properties fo:border="0.0034in solid #000000" fo:background-color="#007FFF" style:writing-mode="lr-tb" fo:padding-top="0.0381in" fo:padding-left="0.0381in" fo:padding-bottom="0.0381in" fo:padding-right="0.0381in"/>
    </style:style>
    <style:style style:name="P30" style:parent-style-name="TableContents" style:family="paragraph">
      <style:text-properties style:font-name="Noto Serif" fo:color="#FFFFFF"/>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Noto Serif"/>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style:font-name="Noto Serif"/>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style:font-name="Noto Serif"/>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style:font-name="Noto Serif"/>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style:font-name="Noto Serif"/>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text-properties style:font-name="Noto Serif"/>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text-properties style:font-name="Noto Serif"/>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style:font-name="Noto Serif"/>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text-properties style:font-name="Noto Serif"/>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style:font-name="Noto Serif"/>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style:font-name="Noto Serif"/>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style:font-name="Noto Serif"/>
    </style:style>
    <style:style style:name="P59" style:parent-style-name="Heading3" style:family="paragraph">
      <style:text-properties style:font-name="Noto Serif"/>
    </style:style>
    <style:style style:name="TableColumn61" style:family="table-column">
      <style:table-column-properties style:column-width="1.9312in" style:use-optimal-column-width="false"/>
    </style:style>
    <style:style style:name="TableColumn62" style:family="table-column">
      <style:table-column-properties style:column-width="2.7847in" style:use-optimal-column-width="false"/>
    </style:style>
    <style:style style:name="TableColumn63" style:family="table-column">
      <style:table-column-properties style:column-width="1.9791in" style:use-optimal-column-width="false"/>
    </style:style>
    <style:style style:name="Table60" style:family="table">
      <style:table-properties style:width="6.6951in" fo:margin-left="0in" table:align="left"/>
    </style:style>
    <style:style style:name="TableRow64" style:family="table-row">
      <style:table-row-properties style:use-optimal-row-height="false"/>
    </style:style>
    <style:style style:name="TableCell65"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66" style:parent-style-name="TableContents" style:family="paragraph">
      <style:text-properties style:font-name="Noto Serif" fo:color="#FFFFFF"/>
    </style:style>
    <style:style style:name="TableCell67"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68" style:parent-style-name="TableContents" style:family="paragraph">
      <style:text-properties style:font-name="Noto Serif" fo:color="#FFFFFF"/>
    </style:style>
    <style:style style:name="TableCell69" style:family="table-cell">
      <style:table-cell-properties fo:border="0.0034in solid #000000" fo:background-color="#007FFF" style:writing-mode="lr-tb" fo:padding-top="0.0381in" fo:padding-left="0.0381in" fo:padding-bottom="0.0381in" fo:padding-right="0.0381in"/>
    </style:style>
    <style:style style:name="P70" style:parent-style-name="TableContents" style:family="paragraph">
      <style:text-properties style:font-name="Noto Serif" fo:color="#FFFFFF"/>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Noto Serif"/>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5" style:parent-style-name="DefaultParagraphFont" style:family="text">
      <style:text-properties style:font-name="Noto Serif"/>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text-properties style:font-name="Noto Serif"/>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Noto Serif"/>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2" style:parent-style-name="DefaultParagraphFont" style:family="text">
      <style:text-properties style:font-name="Noto Serif"/>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text-properties style:font-name="Noto Serif"/>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Noto Serif"/>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9" style:parent-style-name="DefaultParagraphFont" style:family="text">
      <style:text-properties style:font-name="Noto Serif"/>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Noto Serif"/>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Noto Serif"/>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 style:parent-style-name="DefaultParagraphFont" style:family="text">
      <style:text-properties style:font-name="Noto Serif"/>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style:font-name="Noto Serif"/>
    </style:style>
    <style:style style:name="P99" style:parent-style-name="Textbody" style:family="paragraph">
      <style:text-properties style:font-name="Noto Serif"/>
    </style:style>
    <style:style style:name="P100" style:parent-style-name="Standard" style:list-style-name="LFO2" style:family="paragraph">
      <style:text-properties style:font-name="Noto Serif"/>
    </style:style>
    <style:style style:name="P101" style:parent-style-name="Standard" style:list-style-name="LFO2" style:family="paragraph">
      <style:text-properties style:font-name="Noto Serif"/>
    </style:style>
    <style:style style:name="P102" style:parent-style-name="Standard" style:list-style-name="LFO2" style:family="paragraph">
      <style:text-properties style:font-name="Noto Serif"/>
    </style:style>
    <style:style style:name="P103" style:parent-style-name="Standard" style:list-style-name="LFO2" style:family="paragraph">
      <style:text-properties style:font-name="Noto Serif"/>
    </style:style>
    <style:style style:name="P104" style:parent-style-name="Standard" style:list-style-name="LFO2" style:family="paragraph">
      <style:text-properties style:font-name="Noto Serif"/>
    </style:style>
    <style:style style:name="P105" style:parent-style-name="Standard" style:list-style-name="LFO2" style:family="paragraph">
      <style:text-properties style:font-name="Noto Serif"/>
    </style:style>
    <style:style style:name="P106" style:parent-style-name="Standard" style:list-style-name="LFO2" style:family="paragraph">
      <style:text-properties style:font-name="Noto Serif"/>
    </style:style>
    <style:style style:name="P107" style:parent-style-name="Standard" style:family="paragraph">
      <style:text-properties style:font-name="Noto Serif"/>
    </style:style>
    <style:style style:name="TableColumn109" style:family="table-column">
      <style:table-column-properties style:column-width="2.2312in" style:use-optimal-column-width="false"/>
    </style:style>
    <style:style style:name="TableColumn110" style:family="table-column">
      <style:table-column-properties style:column-width="2.2319in" style:use-optimal-column-width="false"/>
    </style:style>
    <style:style style:name="TableColumn111" style:family="table-column">
      <style:table-column-properties style:column-width="2.2319in" style:use-optimal-column-width="false"/>
    </style:style>
    <style:style style:name="Table108" style:family="table">
      <style:table-properties style:width="6.6951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14" style:parent-style-name="TableContents" style:family="paragraph">
      <style:text-properties style:font-name="Noto Serif" fo:color="#FFFFFF"/>
    </style:style>
    <style:style style:name="TableCell115"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16" style:parent-style-name="TableContents" style:family="paragraph">
      <style:text-properties style:font-name="Noto Serif" fo:color="#FFFFFF"/>
    </style:style>
    <style:style style:name="TableCell117" style:family="table-cell">
      <style:table-cell-properties fo:border="0.0034in solid #000000" fo:background-color="#007FFF" style:writing-mode="lr-tb" fo:padding-top="0.0381in" fo:padding-left="0.0381in" fo:padding-bottom="0.0381in" fo:padding-right="0.0381in"/>
    </style:style>
    <style:style style:name="P118" style:parent-style-name="TableContents" style:family="paragraph">
      <style:text-properties style:font-name="Noto Serif" fo:color="#FFFFFF"/>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Noto Serif"/>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style:font-name="Noto Serif"/>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style:font-name="Noto Serif"/>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Noto Serif"/>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Noto Serif"/>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Noto Serif"/>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Noto Serif"/>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Noto Serif"/>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Noto Serif"/>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Noto Serif"/>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Noto Serif"/>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style:font-name="Noto Serif"/>
    </style:style>
    <style:style style:name="P147" style:parent-style-name="Textbody" style:family="paragraph">
      <style:text-properties style:font-name="Noto Serif"/>
    </style:style>
    <style:style style:name="TableColumn149" style:family="table-column">
      <style:table-column-properties style:column-width="1.7291in" style:use-optimal-column-width="false"/>
    </style:style>
    <style:style style:name="TableColumn150" style:family="table-column">
      <style:table-column-properties style:column-width="1.4236in" style:use-optimal-column-width="false"/>
    </style:style>
    <style:style style:name="TableColumn151" style:family="table-column">
      <style:table-column-properties style:column-width="0.8194in" style:use-optimal-column-width="false"/>
    </style:style>
    <style:style style:name="TableColumn152" style:family="table-column">
      <style:table-column-properties style:column-width="2.7256in" style:use-optimal-column-width="false"/>
    </style:style>
    <style:style style:name="Table148" style:family="table">
      <style:table-properties style:width="6.6979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55" style:parent-style-name="TableContents" style:family="paragraph">
      <style:text-properties style:font-name="Noto Serif" fo:color="#FFFFFF"/>
    </style:style>
    <style:style style:name="TableCell156"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57" style:parent-style-name="TableContents" style:family="paragraph">
      <style:text-properties style:font-name="Noto Serif" fo:color="#FFFFFF"/>
    </style:style>
    <style:style style:name="TableCell15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59" style:parent-style-name="TableContents" style:family="paragraph">
      <style:text-properties style:font-name="Noto Serif" fo:color="#FFFFFF"/>
    </style:style>
    <style:style style:name="TableCell160" style:family="table-cell">
      <style:table-cell-properties fo:border="0.0034in solid #000000" fo:background-color="#007FFF" style:writing-mode="lr-tb" fo:padding-top="0.0381in" fo:padding-left="0.0381in" fo:padding-bottom="0.0381in" fo:padding-right="0.0381in"/>
    </style:style>
    <style:style style:name="P161" style:parent-style-name="TableContents" style:family="paragraph">
      <style:text-properties style:font-name="Noto Serif" fo:color="#FFFFFF"/>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Noto Serif"/>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Noto Serif"/>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Noto Serif"/>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text-properties style:font-name="Noto Serif"/>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Noto Serif"/>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Noto Serif"/>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style:font-name="Noto Serif"/>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Noto Serif"/>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Noto Serif"/>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Noto Serif"/>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Noto Serif"/>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Noto Serif"/>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style:font-name="Noto Serif"/>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Noto Serif"/>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Noto Serif"/>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Noto Serif"/>
    </style:style>
    <style:style style:name="P198" style:parent-style-name="Textbody" style:family="paragraph">
      <style:text-properties style:font-name="Noto Serif"/>
    </style:style>
    <style:style style:name="P199" style:parent-style-name="Title" style:family="paragraph">
      <style:paragraph-properties fo:break-before="page"/>
      <style:text-properties style:font-name="Noto Serif"/>
    </style:style>
    <style:style style:name="P200" style:parent-style-name="Title" style:family="paragraph">
      <style:text-properties style:font-name="Noto Serif"/>
    </style:style>
    <style:style style:name="P201" style:parent-style-name="Title" style:family="paragraph">
      <style:text-properties style:font-name="Noto Serif"/>
    </style:style>
    <style:style style:name="P202" style:parent-style-name="Title" style:family="paragraph">
      <style:text-properties style:font-name="Noto Serif"/>
    </style:style>
    <style:style style:name="P203" style:parent-style-name="Title" style:family="paragraph">
      <style:text-properties style:font-name="Noto Serif"/>
    </style:style>
    <style:style style:name="P204" style:parent-style-name="Title" style:family="paragraph">
      <style:text-properties style:font-name="Noto Serif"/>
    </style:style>
    <style:style style:name="P205" style:parent-style-name="Heading1" style:list-style-name="Outline" style:family="paragraph">
      <style:paragraph-properties fo:break-before="page"/>
      <style:text-properties style:font-name="Noto Serif"/>
    </style:style>
    <style:style style:name="P206" style:parent-style-name="Textbody" style:list-style-name="LFO4" style:family="paragraph">
      <style:text-properties style:font-name="Noto Serif"/>
    </style:style>
    <style:style style:name="P207" style:parent-style-name="Textbody" style:list-style-name="LFO4" style:family="paragraph">
      <style:text-properties style:font-name="Noto Serif"/>
    </style:style>
    <style:style style:name="P208" style:parent-style-name="Textbody" style:list-style-name="LFO4" style:family="paragraph">
      <style:text-properties style:font-name="Noto Serif"/>
    </style:style>
    <style:style style:name="P209" style:parent-style-name="Textbody" style:list-style-name="LFO5" style:family="paragraph">
      <style:text-properties style:font-name="Noto Serif"/>
    </style:style>
    <style:style style:name="P210" style:parent-style-name="Textbody" style:list-style-name="LFO6" style:family="paragraph">
      <style:text-properties style:font-name="Noto Serif"/>
    </style:style>
    <style:style style:name="P211" style:parent-style-name="Textbody" style:list-style-name="LFO6" style:family="paragraph">
      <style:text-properties style:font-name="Noto Serif"/>
    </style:style>
    <style:style style:name="P212" style:parent-style-name="Textbody" style:list-style-name="LFO7" style:family="paragraph">
      <style:text-properties style:font-name="Noto Serif"/>
    </style:style>
    <style:style style:name="P213" style:parent-style-name="Textbody" style:list-style-name="LFO7" style:family="paragraph">
      <style:text-properties style:font-name="Noto Serif"/>
    </style:style>
    <style:style style:name="P214" style:parent-style-name="Textbody" style:list-style-name="LFO8" style:family="paragraph">
      <style:text-properties style:font-name="Noto Serif"/>
    </style:style>
    <style:style style:name="P215" style:parent-style-name="Textbody" style:list-style-name="LFO9" style:family="paragraph">
      <style:text-properties style:font-name="Noto Serif"/>
    </style:style>
    <style:style style:name="P216" style:parent-style-name="Textbody" style:list-style-name="LFO10" style:family="paragraph">
      <style:text-properties style:font-name="Noto Serif"/>
    </style:style>
    <style:style style:name="P217" style:parent-style-name="Textbody" style:list-style-name="LFO10" style:family="paragraph">
      <style:text-properties style:font-name="Noto Serif"/>
    </style:style>
    <style:style style:name="P218" style:parent-style-name="Textbody" style:list-style-name="LFO10" style:family="paragraph">
      <style:text-properties style:font-name="Noto Serif"/>
    </style:style>
    <style:style style:name="P219" style:parent-style-name="Textbody" style:list-style-name="LFO11" style:family="paragraph">
      <style:text-properties style:font-name="Noto Serif"/>
    </style:style>
    <style:style style:name="P220" style:parent-style-name="Textbody" style:list-style-name="LFO11" style:family="paragraph">
      <style:text-properties style:font-name="Noto Serif"/>
    </style:style>
    <style:style style:name="P221" style:parent-style-name="Textbody" style:list-style-name="LFO12" style:family="paragraph">
      <style:text-properties style:font-name="Noto Serif"/>
    </style:style>
    <style:style style:name="P222" style:parent-style-name="Textbody" style:family="paragraph">
      <style:text-properties style:font-name="Noto Serif"/>
    </style:style>
    <style:style style:name="P223" style:parent-style-name="Textbody" style:list-style-name="LFO13" style:family="paragraph">
      <style:text-properties style:font-name="Noto Serif"/>
    </style:style>
    <style:style style:name="P224" style:parent-style-name="Textbody" style:list-style-name="LFO14" style:family="paragraph">
      <style:text-properties style:font-name="Noto Serif"/>
    </style:style>
    <style:style style:name="P225" style:parent-style-name="Textbody" style:list-style-name="LFO15" style:family="paragraph">
      <style:text-properties style:font-name="Noto Serif"/>
    </style:style>
    <style:style style:name="P226" style:parent-style-name="Textbody" style:list-style-name="LFO15" style:family="paragraph">
      <style:text-properties style:font-name="Noto Serif"/>
    </style:style>
    <style:style style:name="P227" style:parent-style-name="Textbody" style:list-style-name="LFO16" style:family="paragraph">
      <style:text-properties style:font-name="Noto Serif"/>
    </style:style>
    <style:style style:name="P228" style:parent-style-name="Textbody" style:list-style-name="LFO17" style:family="paragraph">
      <style:text-properties style:font-name="Noto Serif"/>
    </style:style>
    <style:style style:name="P229" style:parent-style-name="Textbody" style:list-style-name="LFO18" style:family="paragraph">
      <style:text-properties style:font-name="Noto Serif"/>
    </style:style>
    <style:style style:name="P230" style:parent-style-name="Textbody" style:list-style-name="LFO18" style:family="paragraph">
      <style:text-properties style:font-name="Noto Serif"/>
    </style:style>
    <style:style style:name="P231" style:parent-style-name="Textbody" style:list-style-name="LFO18" style:family="paragraph">
      <style:text-properties style:font-name="Noto Serif"/>
    </style:style>
    <style:style style:name="P232" style:parent-style-name="Textbody" style:list-style-name="LFO19" style:family="paragraph">
      <style:text-properties style:font-name="Noto Serif"/>
    </style:style>
    <style:style style:name="P233" style:parent-style-name="Textbody" style:list-style-name="LFO19" style:family="paragraph">
      <style:text-properties style:font-name="Noto Serif"/>
    </style:style>
    <style:style style:name="P234" style:parent-style-name="Textbody" style:list-style-name="LFO20" style:family="paragraph">
      <style:text-properties style:font-name="Noto Serif"/>
    </style:style>
    <style:style style:name="P235" style:parent-style-name="Textbody" style:list-style-name="LFO20" style:family="paragraph">
      <style:text-properties style:font-name="Noto Serif"/>
    </style:style>
    <style:style style:name="P236" style:parent-style-name="Textbody" style:list-style-name="LFO21" style:family="paragraph">
      <style:text-properties style:font-name="Noto Serif"/>
    </style:style>
    <style:style style:name="P237" style:parent-style-name="Textbody" style:family="paragraph">
      <style:text-properties style:font-name="Noto Serif"/>
    </style:style>
    <style:style style:name="TableColumn239" style:family="table-column">
      <style:table-column-properties style:column-width="2.6715in" style:use-optimal-column-width="false"/>
    </style:style>
    <style:style style:name="TableColumn240" style:family="table-column">
      <style:table-column-properties style:column-width="4.0194in" style:use-optimal-column-width="false"/>
    </style:style>
    <style:style style:name="Table238" style:family="table">
      <style:table-properties style:width="6.6909in" fo:margin-left="0in" table:align="left"/>
    </style:style>
    <style:style style:name="TableRow241" style:family="table-row">
      <style:table-row-properties style:use-optimal-row-height="false"/>
    </style:style>
    <style:style style:name="TableCell242"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243" style:parent-style-name="TableContents" style:family="paragraph">
      <style:text-properties style:font-name="Noto Serif" fo:color="#FFFFFF" fo:font-size="10.5pt" style:font-size-asian="10.5pt"/>
    </style:style>
    <style:style style:name="TableCell244" style:family="table-cell">
      <style:table-cell-properties fo:border="0.0034in solid #000000" fo:background-color="#FFFFFF" style:writing-mode="lr-tb" fo:padding-top="0.0381in" fo:padding-left="0.0381in" fo:padding-bottom="0.0381in" fo:padding-right="0.0381in"/>
    </style:style>
    <style:style style:name="P245" style:parent-style-name="TableContents" style:family="paragraph">
      <style:text-properties style:font-name="Noto Serif" fo:color="#000000"/>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48" style:parent-style-name="TableContents" style:family="paragraph">
      <style:text-properties style:font-name="Noto Serif" fo:color="#FFFFFF" fo:font-size="10.5pt" style:font-size-asian="10.5pt"/>
    </style:style>
    <style:style style:name="TableCell249"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50" style:parent-style-name="TableContents" style:family="paragraph">
      <style:text-properties style:font-name="Noto Serif" fo:color="#000000"/>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53" style:parent-style-name="TableContents" style:family="paragraph">
      <style:text-properties style:font-name="Noto Serif" fo:color="#FFFFFF" fo:font-size="10.5pt" style:font-size-asian="10.5pt"/>
    </style:style>
    <style:style style:name="TableCell254"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55" style:parent-style-name="TableContents" style:family="paragraph">
      <style:text-properties style:font-name="Noto Serif" fo:color="#000000"/>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58" style:parent-style-name="TableContents" style:family="paragraph">
      <style:text-properties style:font-name="Noto Serif" fo:color="#FFFFFF" fo:font-size="10.5pt" style:font-size-asian="10.5pt"/>
    </style:style>
    <style:style style:name="TableCell259"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60" style:parent-style-name="TableContents" style:family="paragraph">
      <style:text-properties style:font-name="Noto Serif" fo:color="#000000"/>
    </style:style>
    <style:style style:name="P261" style:parent-style-name="Textbody" style:family="paragraph">
      <style:text-properties style:font-name="Noto Serif"/>
    </style:style>
    <style:style style:name="TableColumn263" style:family="table-column">
      <style:table-column-properties style:column-width="1.2222in" style:use-optimal-column-width="false"/>
    </style:style>
    <style:style style:name="TableColumn264" style:family="table-column">
      <style:table-column-properties style:column-width="5.4756in" style:use-optimal-column-width="false"/>
    </style:style>
    <style:style style:name="Table262" style:family="table">
      <style:table-properties style:width="6.6979in" fo:margin-left="0in" table:align="left"/>
    </style:style>
    <style:style style:name="TableRow265" style:family="table-row">
      <style:table-row-properties style:use-optimal-row-height="false"/>
    </style:style>
    <style:style style:name="TableCell266"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267" style:parent-style-name="TableContents" style:family="paragraph">
      <style:text-properties style:font-name="Noto Serif" fo:color="#FFFFFF"/>
    </style:style>
    <style:style style:name="TableCell268" style:family="table-cell">
      <style:table-cell-properties fo:border="0.0034in solid #000000" fo:background-color="#FFFFFF" style:writing-mode="lr-tb" fo:padding-top="0.0381in" fo:padding-left="0.0381in" fo:padding-bottom="0.0381in" fo:padding-right="0.0381in"/>
    </style:style>
    <style:style style:name="P269" style:parent-style-name="TableContents" style:family="paragraph">
      <style:text-properties style:font-name="Noto Serif"/>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72" style:parent-style-name="TableContents" style:family="paragraph">
      <style:text-properties style:font-name="Noto Serif" fo:color="#FFFFFF"/>
    </style:style>
    <style:style style:name="TableCell273"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74" style:parent-style-name="TableContents" style:family="paragraph">
      <style:text-properties style:font-name="Noto Serif"/>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77" style:parent-style-name="TableContents" style:family="paragraph">
      <style:text-properties style:font-name="Noto Serif" fo:color="#FFFFFF"/>
    </style:style>
    <style:style style:name="TableCell278"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79" style:parent-style-name="TableContents" style:family="paragraph">
      <style:text-properties style:font-name="Noto Serif"/>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82" style:parent-style-name="TableContents" style:family="paragraph">
      <style:text-properties style:font-name="Noto Serif" fo:color="#FFFFFF"/>
    </style:style>
    <style:style style:name="TableCell283"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84" style:parent-style-name="TableContents" style:family="paragraph">
      <style:text-properties style:font-name="Noto Serif"/>
    </style:style>
    <style:style style:name="TableRow285" style:family="table-row">
      <style:table-row-properties style:min-row-height="0.3638in" style:use-optimal-row-height="false"/>
    </style:style>
    <style:style style:name="TableCell286"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87" style:parent-style-name="TableContents" style:family="paragraph">
      <style:text-properties style:font-name="Noto Serif" fo:color="#FFFFFF"/>
    </style:style>
    <style:style style:name="TableCell288"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89" style:parent-style-name="Textbody" style:family="paragraph">
      <style:text-properties style:font-name="Noto Serif"/>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92" style:parent-style-name="TableContents" style:family="paragraph">
      <style:text-properties style:font-name="Noto Serif" fo:color="#FFFFFF"/>
    </style:style>
    <style:style style:name="TableCell293"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94" style:parent-style-name="TableContents" style:family="paragraph">
      <style:text-properties style:font-name="Noto Serif"/>
    </style:style>
    <style:style style:name="P295" style:parent-style-name="Textbody" style:family="paragraph">
      <style:text-properties style:font-name="Noto Serif"/>
    </style:style>
    <style:style style:name="TableColumn297" style:family="table-column">
      <style:table-column-properties style:column-width="2.5243in" style:use-optimal-column-width="false"/>
    </style:style>
    <style:style style:name="TableColumn298" style:family="table-column">
      <style:table-column-properties style:column-width="2.1569in" style:use-optimal-column-width="false"/>
    </style:style>
    <style:style style:name="TableColumn299" style:family="table-column">
      <style:table-column-properties style:column-width="2.0097in" style:use-optimal-column-width="false"/>
    </style:style>
    <style:style style:name="Table296" style:family="table">
      <style:table-properties style:width="6.6909in" fo:margin-left="0in" table:align="left"/>
    </style:style>
    <style:style style:name="TableRow300" style:family="table-row">
      <style:table-row-properties style:use-optimal-row-height="false"/>
    </style:style>
    <style:style style:name="TableCell301"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02" style:parent-style-name="TableContents" style:family="paragraph">
      <style:text-properties style:font-name="Noto Serif" fo:color="#FFFFFF"/>
    </style:style>
    <style:style style:name="TableCell303"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04" style:parent-style-name="TableContents" style:family="paragraph">
      <style:text-properties style:font-name="Noto Serif" fo:color="#FFFFFF"/>
    </style:style>
    <style:style style:name="TableCell305" style:family="table-cell">
      <style:table-cell-properties fo:border="0.0034in solid #000000" fo:background-color="#007FFF" style:writing-mode="lr-tb" fo:padding-top="0.0381in" fo:padding-left="0.0381in" fo:padding-bottom="0.0381in" fo:padding-right="0.0381in"/>
    </style:style>
    <style:style style:name="P306" style:parent-style-name="TableContents" style:family="paragraph">
      <style:text-properties style:font-name="Noto Serif" fo:color="#FFFFFF"/>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Noto Serif"/>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Noto Serif"/>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text-properties style:font-name="Noto Serif"/>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Noto Serif"/>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Noto Serif"/>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text-properties style:font-name="Noto Serif"/>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extbody" style:family="paragraph">
      <style:text-properties style:font-name="Noto Serif"/>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Noto Serif"/>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style:font-name="Noto Serif"/>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Noto Serif"/>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Noto Serif"/>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text-properties style:font-name="Noto Serif"/>
    </style:style>
    <style:style style:name="P335" style:parent-style-name="Textbody" style:family="paragraph">
      <style:text-properties style:font-name="Noto Serif"/>
    </style:style>
    <style:style style:name="TableColumn337" style:family="table-column">
      <style:table-column-properties style:column-width="1.6736in" style:use-optimal-column-width="false"/>
    </style:style>
    <style:style style:name="TableColumn338" style:family="table-column">
      <style:table-column-properties style:column-width="0.9493in" style:use-optimal-column-width="false"/>
    </style:style>
    <style:style style:name="TableColumn339" style:family="table-column">
      <style:table-column-properties style:column-width="1.75in" style:use-optimal-column-width="false"/>
    </style:style>
    <style:style style:name="TableColumn340" style:family="table-column">
      <style:table-column-properties style:column-width="2.3222in" style:use-optimal-column-width="false"/>
    </style:style>
    <style:style style:name="Table336" style:family="table">
      <style:table-properties style:width="6.6951in" fo:margin-left="0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43" style:parent-style-name="TableContents" style:family="paragraph">
      <style:text-properties style:font-name="Noto Serif" fo:color="#FFFFFF"/>
    </style:style>
    <style:style style:name="TableCell344"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45" style:parent-style-name="TableContents" style:family="paragraph">
      <style:text-properties style:font-name="Noto Serif" fo:color="#FFFFFF"/>
    </style:style>
    <style:style style:name="TableCell346"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47" style:parent-style-name="TableContents" style:family="paragraph">
      <style:text-properties style:font-name="Noto Serif" fo:color="#FFFFFF"/>
    </style:style>
    <style:style style:name="TableCell348" style:family="table-cell">
      <style:table-cell-properties fo:border="0.0034in solid #000000" fo:background-color="#007FFF" style:writing-mode="lr-tb" fo:padding-top="0.0381in" fo:padding-left="0.0381in" fo:padding-bottom="0.0381in" fo:padding-right="0.0381in"/>
    </style:style>
    <style:style style:name="P349" style:parent-style-name="TableContents" style:family="paragraph">
      <style:text-properties style:font-name="Noto Serif" fo:color="#FFFFFF"/>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Noto Serif"/>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Noto Serif"/>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style:font-name="Noto Serif"/>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60" style:parent-style-name="TableContents" style:family="paragraph">
      <style:text-properties style:font-name="Noto Serif"/>
    </style:style>
    <style:style style:name="TableCell36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62" style:parent-style-name="TableContents" style:family="paragraph">
      <style:text-properties style:font-name="Noto Serif"/>
    </style:style>
    <style:style style:name="TableCell36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64" style:parent-style-name="TableContents" style:family="paragraph">
      <style:text-properties style:font-name="Noto Serif"/>
    </style:style>
    <style:style style:name="TableCell36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366" style:parent-style-name="DefaultParagraphFont" style:family="text">
      <style:text-properties style:font-name="Noto Serif"/>
    </style:style>
    <style:style style:name="TableRow367" style:family="table-row">
      <style:table-row-properties style:use-optimal-row-height="false"/>
    </style:style>
    <style:style style:name="TableCell36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69" style:parent-style-name="TableContents" style:family="paragraph">
      <style:text-properties style:font-name="Noto Serif"/>
    </style:style>
    <style:style style:name="TableCell37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71" style:parent-style-name="TableContents" style:family="paragraph">
      <style:text-properties style:font-name="Noto Serif"/>
    </style:style>
    <style:style style:name="TableCell37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73" style:parent-style-name="TableContents" style:family="paragraph">
      <style:text-properties style:font-name="Noto Serif"/>
    </style:style>
    <style:style style:name="TableCell37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77" style:parent-style-name="TableContents" style:family="paragraph">
      <style:text-properties style:font-name="Noto Serif"/>
    </style:style>
    <style:style style:name="TableCell37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79" style:parent-style-name="TableContents" style:family="paragraph">
      <style:text-properties style:font-name="Noto Serif"/>
    </style:style>
    <style:style style:name="TableCell38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81" style:parent-style-name="TableContents" style:family="paragraph">
      <style:text-properties style:font-name="Noto Serif"/>
    </style:style>
    <style:style style:name="TableCell38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383" style:parent-style-name="TableContents" style:family="paragraph">
      <style:paragraph-properties fo:text-align="justify"/>
    </style:style>
    <style:style style:name="TableRow384" style:family="table-row">
      <style:table-row-properties style:use-optimal-row-height="false"/>
    </style:style>
    <style:style style:name="TableCell38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86" style:parent-style-name="TableContents" style:family="paragraph">
      <style:text-properties style:font-name="Noto Serif"/>
    </style:style>
    <style:style style:name="TableCell38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88" style:parent-style-name="TableContents" style:family="paragraph">
      <style:text-properties style:font-name="Noto Serif"/>
    </style:style>
    <style:style style:name="TableCell38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90" style:parent-style-name="TableContents" style:family="paragraph">
      <style:text-properties style:font-name="Noto Serif"/>
    </style:style>
    <style:style style:name="TableCell39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Noto Serif"/>
    </style:style>
    <style:style style:name="TableCell39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Noto Serif"/>
    </style:style>
    <style:style style:name="TableCell39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Noto Serif"/>
    </style:style>
    <style:style style:name="TableCell39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paragraph-properties fo:text-align="justify"/>
      <style:text-properties style:font-name="Noto Serif"/>
    </style:style>
    <style:style style:name="P401" style:parent-style-name="Textbody" style:family="paragraph">
      <style:text-properties style:font-name="Noto Serif"/>
    </style:style>
    <style:style style:name="TableColumn403" style:family="table-column">
      <style:table-column-properties style:column-width="2.2312in" style:use-optimal-column-width="false"/>
    </style:style>
    <style:style style:name="TableColumn404" style:family="table-column">
      <style:table-column-properties style:column-width="2.2319in" style:use-optimal-column-width="false"/>
    </style:style>
    <style:style style:name="TableColumn405" style:family="table-column">
      <style:table-column-properties style:column-width="2.2319in" style:use-optimal-column-width="false"/>
    </style:style>
    <style:style style:name="Table402" style:family="table">
      <style:table-properties style:width="6.6951in" fo:margin-left="0in" table:align="left"/>
    </style:style>
    <style:style style:name="TableRow406" style:family="table-row">
      <style:table-row-properties style:use-optimal-row-height="false"/>
    </style:style>
    <style:style style:name="TableCell407"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08" style:parent-style-name="TableContents" style:family="paragraph">
      <style:text-properties style:font-name="Noto Serif" fo:color="#FFFFFF"/>
    </style:style>
    <style:style style:name="TableCell40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10" style:parent-style-name="TableContents" style:family="paragraph">
      <style:text-properties style:font-name="Noto Serif" fo:color="#FFFFFF"/>
    </style:style>
    <style:style style:name="TableCell411" style:family="table-cell">
      <style:table-cell-properties fo:border="0.0034in solid #000000" fo:background-color="#007FFF" style:writing-mode="lr-tb" fo:padding-top="0.0381in" fo:padding-left="0.0381in" fo:padding-bottom="0.0381in" fo:padding-right="0.0381in"/>
    </style:style>
    <style:style style:name="P412" style:parent-style-name="TableContents" style:family="paragraph">
      <style:text-properties style:font-name="Noto Serif" fo:color="#FFFFFF"/>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style:font-name="Noto Serif"/>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Noto Serif"/>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text-properties style:font-name="Noto Serif"/>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Noto Serif"/>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style:font-name="Noto Serif"/>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text-properties style:font-name="Noto Serif"/>
    </style:style>
    <style:style style:name="P427" style:parent-style-name="Textbody" style:family="paragraph">
      <style:text-properties style:font-name="Noto Serif"/>
    </style:style>
  </office:automatic-styles>
  <office:body>
    <office:text text:use-soft-page-breaks="true">
      <text:p text:style-name="P1"/>
      <text:p text:style-name="P2"/>
      <text:p text:style-name="P3"/>
      <text:p text:style-name="P4"/>
      <text:p text:style-name="P5"/>
      <text:p text:style-name="P6"/>
      <text:p text:style-name="P7"><text:bookmark-start text:name="__RefHeading___Toc755_2448031485"/>ApartmentAdmin<text:bookmark-end text:name="__RefHeading___Toc755_2448031485"/></text:p>
      <text:p text:style-name="P8"/>
      <text:table-of-content text:name="_TOC0">
        <text:table-of-content-source text:outline-level="1"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s>
        </text:table-of-content-source>
        <text:index-body>
          <text:p text:style-name="P9">Table of Contents</text:p>
          <text:p text:style-name="Contents1"><text:a xlink:href="#__RefHeading___Toc755_2448031485" office:target-frame-name="_top" xlink:show="replace">ApartmentAdmin<text:tab/>1</text:a></text:p>
          <text:p text:style-name="Contents1"><text:a xlink:href="#__RefHeading___Toc757_2448031485" office:target-frame-name="_top" xlink:show="replace">Project establishment<text:tab/>3</text:a></text:p>
          <text:p text:style-name="Contents1"><text:a xlink:href="#__RefHeading___Toc2194_715881056" office:target-frame-name="_top" xlink:show="replace">1. Introduction<text:tab/>4</text:a></text:p>
          <text:p text:style-name="Contents1"><text:a xlink:href="#__RefHeading___Toc2196_715881056" office:target-frame-name="_top" xlink:show="replace">2. Team Schema<text:tab/>4</text:a></text:p>
          <text:p text:style-name="Contents1"><text:a xlink:href="#__RefHeading___Toc2202_715881056" office:target-frame-name="_top" xlink:show="replace">3. Team Contract<text:tab/>4</text:a></text:p>
          <text:p text:style-name="Contents1"><text:a xlink:href="#__RefHeading___Toc2204_715881056" office:target-frame-name="_top" xlink:show="replace">4. Project Time Schedule<text:tab/>5</text:a></text:p>
          <text:p text:style-name="Contents1"><text:a xlink:href="#__RefHeading___Toc2206_715881056" office:target-frame-name="_top" xlink:show="replace">5. Threats to teamwork<text:tab/>5</text:a></text:p>
          <text:p text:style-name="Contents1"><text:a xlink:href="#__RefHeading___Toc759_2448031485" office:target-frame-name="_top" xlink:show="replace">Inception<text:tab/>6</text:a></text:p>
          <text:p text:style-name="Contents1"><text:a xlink:href="#__RefHeading___Toc2208_715881056" office:target-frame-name="_top" xlink:show="replace">1. Business Model Canvas<text:tab/>7</text:a></text:p>
          <text:p text:style-name="Contents1"><text:a xlink:href="#__RefHeading___Toc2228_715881056" office:target-frame-name="_top" xlink:show="replace">2. SWOT Analysis<text:tab/>7</text:a></text:p>
          <text:p text:style-name="Contents1"><text:a xlink:href="#__RefHeading___Toc541_3483660072" office:target-frame-name="_top" xlink:show="replace">3. Porter’s Five Forces<text:tab/>8</text:a></text:p>
          <text:p text:style-name="Contents1"><text:a xlink:href="#__RefHeading___Toc543_3483660072" office:target-frame-name="_top" xlink:show="replace">4. Vision<text:tab/>8</text:a></text:p>
        </text:index-body>
      </text:table-of-content>
      <text:h text:style-name="P10" text:outline-level="1"/>
      <text:p text:style-name="P11"/>
      <text:p text:style-name="P12"/>
      <text:p text:style-name="P13"/>
      <text:p text:style-name="P14"/>
      <text:p text:style-name="P15"/>
      <text:p text:style-name="P16"/>
      <text:p text:style-name="P17"><text:bookmark-start text:name="__RefHeading___Toc757_2448031485"/>Project establishment<text:bookmark-end text:name="__RefHeading___Toc757_2448031485"/></text:p>
      <text:h text:style-name="Heading1" text:outline-level="1"><text:bookmark-start text:name="__RefHeading___Toc2194_715881056"/>Introduction<text:bookmark-end text:name="__RefHeading___Toc2194_715881056"/></text:h>
      <text:p text:style-name="P18">Our goal is to create apartment housing and administration system that can manage different aspects of apartment complex for Østbanehus A/S. We should<text:s/>make app for Windows 10 and smartphones using C#, .NET Framework, UWP and SQL.</text:p>
      <text:p text:style-name="P19"/>
      <text:h text:style-name="Heading1" text:outline-level="1"><text:bookmark-start text:name="__RefHeading___Toc2196_715881056"/>Team Schema<text:bookmark-end text:name="__RefHeading___Toc2196_715881056"/></text:h>
      <text:h text:style-name="Heading2" text:outline-level="2"><text:bookmark-start text:name="__RefHeading___Toc2198_715881056"/>Roles<text:bookmark-end text:name="__RefHeading___Toc2198_715881056"/></text:h>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Name</text:p>
          </table:table-cell>
          <table:table-cell table:style-name="TableCell27">
            <text:p text:style-name="P28">Role</text:p>
          </table:table-cell>
          <table:table-cell table:style-name="TableCell29">
            <text:p text:style-name="P30">Description</text:p>
          </table:table-cell>
        </table:table-row>
        <table:table-row table:style-name="TableRow31">
          <table:table-cell table:style-name="TableCell32">
            <text:p text:style-name="P33">Donatas Adamonis</text:p>
          </table:table-cell>
          <table:table-cell table:style-name="TableCell34">
            <text:p text:style-name="P35">Designer</text:p>
          </table:table-cell>
          <table:table-cell table:style-name="TableCell36">
            <text:p text:style-name="P37">Designing user interface</text:p>
          </table:table-cell>
        </table:table-row>
        <table:table-row table:style-name="TableRow38">
          <table:table-cell table:style-name="TableCell39">
            <text:p text:style-name="P40">Mikkel Frederiksen</text:p>
          </table:table-cell>
          <table:table-cell table:style-name="TableCell41">
            <text:p text:style-name="P42">Documentator</text:p>
          </table:table-cell>
          <table:table-cell table:style-name="TableCell43">
            <text:p text:style-name="P44">Organizing documentation, diagrams, etc.</text:p>
          </table:table-cell>
        </table:table-row>
        <table:table-row table:style-name="TableRow45">
          <table:table-cell table:style-name="TableCell46">
            <text:p text:style-name="P47">Paulius<text:s/>Klezys</text:p>
          </table:table-cell>
          <table:table-cell table:style-name="TableCell48">
            <text:p text:style-name="P49">Database manager</text:p>
          </table:table-cell>
          <table:table-cell table:style-name="TableCell50">
            <text:p text:style-name="P51">Managing databases and writing SQL queries</text:p>
          </table:table-cell>
        </table:table-row>
        <table:table-row table:style-name="TableRow52">
          <table:table-cell table:style-name="TableCell53">
            <text:p text:style-name="P54">Marcin Zelent</text:p>
          </table:table-cell>
          <table:table-cell table:style-name="TableCell55">
            <text:p text:style-name="P56">Programmer</text:p>
          </table:table-cell>
          <table:table-cell table:style-name="TableCell57">
            <text:p text:style-name="P58">Coding in C#</text:p>
          </table:table-cell>
        </table:table-row>
      </table:table>
      <text:h text:style-name="P59" text:outline-level="3"/>
      <text:h text:style-name="Heading2" text:outline-level="2"><text:bookmark-start text:name="__RefHeading___Toc2200_715881056"/>Contact info<text:bookmark-end text:name="__RefHeading___Toc2200_715881056"/></text:h>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Name</text:p>
          </table:table-cell>
          <table:table-cell table:style-name="TableCell67">
            <text:p text:style-name="P68">E-mail</text:p>
          </table:table-cell>
          <table:table-cell table:style-name="TableCell69">
            <text:p text:style-name="P70">Phone</text:p>
          </table:table-cell>
        </table:table-row>
        <table:table-row table:style-name="TableRow71">
          <table:table-cell table:style-name="TableCell72">
            <text:p text:style-name="P73">Donatas Adamonis</text:p>
          </table:table-cell>
          <table:table-cell table:style-name="TableCell74">
            <text:p text:style-name="TableContents"><text:a xlink:href="mailto:dona0169@edu.easj.dk" office:target-frame-name="_top" xlink:show="replace"><text:span text:style-name="T75">dona0169@edu.easj.dk</text:span></text:a></text:p>
          </table:table-cell>
          <table:table-cell table:style-name="TableCell76">
            <text:p text:style-name="P77">20314164</text:p>
          </table:table-cell>
        </table:table-row>
        <table:table-row table:style-name="TableRow78">
          <table:table-cell table:style-name="TableCell79">
            <text:p text:style-name="P80">Mikkel Frederiksen</text:p>
          </table:table-cell>
          <table:table-cell table:style-name="TableCell81">
            <text:p text:style-name="TableContents"><text:a xlink:href="mailto:mikk9996@edu.easj.dk" office:target-frame-name="_top" xlink:show="replace"><text:span text:style-name="T82">mikk9996@edu.easj.dk</text:span></text:a></text:p>
          </table:table-cell>
          <table:table-cell table:style-name="TableCell83">
            <text:p text:style-name="P84">30294104</text:p>
          </table:table-cell>
        </table:table-row>
        <table:table-row table:style-name="TableRow85">
          <table:table-cell table:style-name="TableCell86">
            <text:p text:style-name="P87">Paulius Klezys</text:p>
          </table:table-cell>
          <table:table-cell table:style-name="TableCell88">
            <text:p text:style-name="TableContents"><text:a xlink:href="mailto:paul4618@edu.easj.dk" office:target-frame-name="_top" xlink:show="replace"><text:span text:style-name="T89">paul4618@edu.easj.dk</text:span></text:a></text:p>
          </table:table-cell>
          <table:table-cell table:style-name="TableCell90">
            <text:p text:style-name="P91">50375530</text:p>
          </table:table-cell>
        </table:table-row>
        <table:table-row table:style-name="TableRow92">
          <table:table-cell table:style-name="TableCell93">
            <text:p text:style-name="P94">Marcin Zelent</text:p>
          </table:table-cell>
          <table:table-cell table:style-name="TableCell95">
            <text:p text:style-name="TableContents"><text:a xlink:href="mailto:marc560@edu.easj.dk" office:target-frame-name="_top" xlink:show="replace"><text:span text:style-name="T96">marc560@edu.easj.dk</text:span></text:a></text:p>
          </table:table-cell>
          <table:table-cell table:style-name="TableCell97">
            <text:p text:style-name="P98"/>
          </table:table-cell>
        </table:table-row>
      </table:table>
      <text:p text:style-name="P99"/>
      <text:h text:style-name="Heading1" text:outline-level="1"><text:bookmark-start text:name="__RefHeading___Toc2202_715881056"/><text:soft-page-break/>Team<text:s/>Contract<text:bookmark-end text:name="__RefHeading___Toc2202_715881056"/></text:h>
      <text:list text:style-name="LFO2" text:continue-numbering="true">
        <text:list-item>
          <text:p text:style-name="P100">Be punctual</text:p>
        </text:list-item>
        <text:list-item>
          <text:p text:style-name="P101">Be respectful</text:p>
        </text:list-item>
        <text:list-item>
          <text:p text:style-name="P102">Participate in team work</text:p>
        </text:list-item>
        <text:list-item>
          <text:p text:style-name="P103">Communicate with other members</text:p>
        </text:list-item>
        <text:list-item>
          <text:p text:style-name="P104">Respect everyone’s opinion and ideas</text:p>
        </text:list-item>
        <text:list-item>
          <text:p text:style-name="P105">Do the assigned tasks on time</text:p>
        </text:list-item>
        <text:list-item>
          <text:p text:style-name="P106">Speak English</text:p>
        </text:list-item>
      </text:list>
      <text:p text:style-name="P107"/>
      <text:h text:style-name="Heading2" text:outline-level="2">Project Time Schedule</text:h>
      <table:table table:style-name="Table108">
        <table:table-columns>
          <table:table-column table:style-name="TableColumn109"/>
          <table:table-column table:style-name="TableColumn110"/>
          <table:table-column table:style-name="TableColumn111"/>
        </table:table-columns>
        <table:table-row table:style-name="TableRow112">
          <table:table-cell table:style-name="TableCell113">
            <text:p text:style-name="P114">Phase</text:p>
          </table:table-cell>
          <table:table-cell table:style-name="TableCell115">
            <text:p text:style-name="P116">Estimated time</text:p>
          </table:table-cell>
          <table:table-cell table:style-name="TableCell117">
            <text:p text:style-name="P118">Description</text:p>
          </table:table-cell>
        </table:table-row>
        <table:table-row table:style-name="TableRow119">
          <table:table-cell table:style-name="TableCell120">
            <text:p text:style-name="P121">Inception</text:p>
          </table:table-cell>
          <table:table-cell table:style-name="TableCell122">
            <text:p text:style-name="P123">20.03.2017 –<text:s/>04.04.2017</text:p>
          </table:table-cell>
          <table:table-cell table:style-name="TableCell124">
            <text:p text:style-name="P125">Project establishment, business analysis, basic requirements research.</text:p>
          </table:table-cell>
        </table:table-row>
        <table:table-row table:style-name="TableRow126">
          <table:table-cell table:style-name="TableCell127">
            <text:p text:style-name="P128">Elaboration</text:p>
          </table:table-cell>
          <table:table-cell table:style-name="TableCell129">
            <text:p text:style-name="P130">05.04.2017 – 19.04.2017</text:p>
          </table:table-cell>
          <table:table-cell table:style-name="TableCell131">
            <text:p text:style-name="P132">Modeling, full requirements analysis, prototyping.</text:p>
          </table:table-cell>
        </table:table-row>
        <table:table-row table:style-name="TableRow133">
          <table:table-cell table:style-name="TableCell134">
            <text:p text:style-name="P135">Construction</text:p>
          </table:table-cell>
          <table:table-cell table:style-name="TableCell136">
            <text:p text:style-name="P137">20.04.2017 – 20.05.2017</text:p>
          </table:table-cell>
          <table:table-cell table:style-name="TableCell138">
            <text:p text:style-name="P139">Designing program structure, developing and<text:s/>testing.</text:p>
          </table:table-cell>
        </table:table-row>
        <table:table-row table:style-name="TableRow140">
          <table:table-cell table:style-name="TableCell141">
            <text:p text:style-name="P142">Transition</text:p>
          </table:table-cell>
          <table:table-cell table:style-name="TableCell143">
            <text:p text:style-name="P144">20.05.2017 – 31.05.2017</text:p>
          </table:table-cell>
          <table:table-cell table:style-name="TableCell145">
            <text:p text:style-name="P146">Putting finishing touches.</text:p>
          </table:table-cell>
        </table:table-row>
      </table:table>
      <text:p text:style-name="P147"/>
      <text:h text:style-name="Heading1" text:outline-level="1"><text:bookmark-start text:name="__RefHeading___Toc2206_715881056"/>Threats to teamwork<text:bookmark-end text:name="__RefHeading___Toc2206_715881056"/></text:h>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Name</text:p>
          </table:table-cell>
          <table:table-cell table:style-name="TableCell156">
            <text:p text:style-name="P157">Possiblity (1-10)</text:p>
          </table:table-cell>
          <table:table-cell table:style-name="TableCell158">
            <text:p text:style-name="P159">Impact</text:p>
          </table:table-cell>
          <table:table-cell table:style-name="TableCell160">
            <text:p text:style-name="P161">Contingency plan</text:p>
          </table:table-cell>
        </table:table-row>
        <table:table-row table:style-name="TableRow162">
          <table:table-cell table:style-name="TableCell163">
            <text:p text:style-name="P164">Disagreements</text:p>
          </table:table-cell>
          <table:table-cell table:style-name="TableCell165">
            <text:p text:style-name="P166">7</text:p>
          </table:table-cell>
          <table:table-cell table:style-name="TableCell167">
            <text:p text:style-name="P168">Low</text:p>
          </table:table-cell>
          <table:table-cell table:style-name="TableCell169">
            <text:p text:style-name="P170">Discuss problem and find compromise.</text:p>
          </table:table-cell>
        </table:table-row>
        <table:table-row table:style-name="TableRow171">
          <table:table-cell table:style-name="TableCell172">
            <text:p text:style-name="P173">Sickness</text:p>
          </table:table-cell>
          <table:table-cell table:style-name="TableCell174">
            <text:p text:style-name="P175">5</text:p>
          </table:table-cell>
          <table:table-cell table:style-name="TableCell176">
            <text:p text:style-name="P177">Medium</text:p>
          </table:table-cell>
          <table:table-cell table:style-name="TableCell178">
            <text:p text:style-name="P179">Reassign tasks.</text:p>
          </table:table-cell>
        </table:table-row>
        <table:table-row table:style-name="TableRow180">
          <table:table-cell table:style-name="TableCell181">
            <text:p text:style-name="P182">Problems with<text:s/>organization</text:p>
          </table:table-cell>
          <table:table-cell table:style-name="TableCell183">
            <text:p text:style-name="P184">3</text:p>
          </table:table-cell>
          <table:table-cell table:style-name="TableCell185">
            <text:p text:style-name="P186">High</text:p>
          </table:table-cell>
          <table:table-cell table:style-name="TableCell187">
            <text:p text:style-name="P188">Organize better.</text:p>
          </table:table-cell>
        </table:table-row>
        <table:table-row table:style-name="TableRow189">
          <table:table-cell table:style-name="TableCell190">
            <text:p text:style-name="P191">Technical problems</text:p>
          </table:table-cell>
          <table:table-cell table:style-name="TableCell192">
            <text:p text:style-name="P193">9</text:p>
          </table:table-cell>
          <table:table-cell table:style-name="TableCell194">
            <text:p text:style-name="P195">Medium</text:p>
          </table:table-cell>
          <table:table-cell table:style-name="TableCell196">
            <text:p text:style-name="P197">Fix ASAP.</text:p>
          </table:table-cell>
        </table:table-row>
      </table:table>
      <text:p text:style-name="P198"/>
      <text:p text:style-name="P199"/>
      <text:p text:style-name="P200"/>
      <text:p text:style-name="P201"/>
      <text:p text:style-name="P202"/>
      <text:p text:style-name="P203"/>
      <text:p text:style-name="P204"><text:bookmark-start text:name="__RefHeading___Toc759_2448031485"/>Inception<text:bookmark-end text:name="__RefHeading___Toc759_2448031485"/></text:p>
      <text:h text:style-name="P205" text:outline-level="1" text:restart-numbering="true" text:start-value="1"><text:bookmark-start text:name="__RefHeading___Toc2208_715881056"/><text:soft-page-break/>Business Model Canvas<text:bookmark-end text:name="__RefHeading___Toc2208_715881056"/></text:h>
      <text:h text:style-name="Heading2" text:outline-level="2"><text:bookmark-start text:name="__RefHeading___Toc2210_715881056"/>Key Partners<text:bookmark-end text:name="__RefHeading___Toc2210_715881056"/></text:h>
      <text:list text:style-name="LFO4" text:continue-numbering="true">
        <text:list-item>
          <text:p text:style-name="P206">Sven Westergaards Ejendomsadministration A/S</text:p>
        </text:list-item>
        <text:list-item>
          <text:p text:style-name="P207">Board members</text:p>
        </text:list-item>
        <text:list-item>
          <text:p text:style-name="P208">Tenants</text:p>
        </text:list-item>
      </text:list>
      <text:h text:style-name="Heading2" text:outline-level="2"><text:bookmark-start text:name="__RefHeading___Toc2212_715881056"/>Key Activities<text:bookmark-end text:name="__RefHeading___Toc2212_715881056"/></text:h>
      <text:list text:style-name="LFO5" text:continue-numbering="true">
        <text:list-item>
          <text:p text:style-name="P209">Renting apartments</text:p>
        </text:list-item>
      </text:list>
      <text:h text:style-name="Heading2" text:outline-level="2"><text:bookmark-start text:name="__RefHeading___Toc2214_715881056"/>Key Resources<text:bookmark-end text:name="__RefHeading___Toc2214_715881056"/></text:h>
      <text:list text:style-name="LFO6" text:continue-numbering="true">
        <text:list-item>
          <text:p text:style-name="P210">Building</text:p>
        </text:list-item>
        <text:list-item>
          <text:p text:style-name="P211">Maintenance staff</text:p>
        </text:list-item>
      </text:list>
      <text:h text:style-name="Heading2" text:outline-level="2"><text:bookmark-start text:name="__RefHeading___Toc2216_715881056"/>Value Propositions<text:bookmark-end text:name="__RefHeading___Toc2216_715881056"/></text:h>
      <text:list text:style-name="LFO7" text:continue-numbering="true">
        <text:list-item>
          <text:p text:style-name="P212">Apartments</text:p>
        </text:list-item>
        <text:list-item>
          <text:p text:style-name="P213">Maintenance of building</text:p>
        </text:list-item>
      </text:list>
      <text:h text:style-name="Heading2" text:outline-level="2"><text:bookmark-start text:name="__RefHeading___Toc2218_715881056"/>Customer Segments<text:bookmark-end text:name="__RefHeading___Toc2218_715881056"/></text:h>
      <text:list text:style-name="LFO8" text:continue-numbering="true">
        <text:list-item>
          <text:p text:style-name="P214">Mass market</text:p>
        </text:list-item>
      </text:list>
      <text:h text:style-name="Heading2" text:outline-level="2"><text:bookmark-start text:name="__RefHeading___Toc2220_715881056"/>Customer Relationships<text:bookmark-end text:name="__RefHeading___Toc2220_715881056"/></text:h>
      <text:list text:style-name="LFO9" text:continue-numbering="true">
        <text:list-item>
          <text:p text:style-name="P215">Every tenant is a shareholder in the company</text:p>
        </text:list-item>
      </text:list>
      <text:h text:style-name="Heading2" text:outline-level="2"><text:bookmark-start text:name="__RefHeading___Toc2222_715881056"/>Channels<text:bookmark-end text:name="__RefHeading___Toc2222_715881056"/></text:h>
      <text:list text:style-name="LFO10" text:continue-numbering="true">
        <text:list-item>
          <text:p text:style-name="P216">Website</text:p>
        </text:list-item>
        <text:list-item>
          <text:p text:style-name="P217">Telephone</text:p>
        </text:list-item>
        <text:list-item>
          <text:p text:style-name="P218">E-mail</text:p>
        </text:list-item>
      </text:list>
      <text:h text:style-name="Heading2" text:outline-level="2">Cost Structure</text:h>
      <text:list text:style-name="LFO11" text:continue-numbering="true">
        <text:list-item>
          <text:p text:style-name="P219">Maintenance</text:p>
        </text:list-item>
        <text:list-item>
          <text:p text:style-name="P220">Improvements</text:p>
        </text:list-item>
      </text:list>
      <text:h text:style-name="Heading2" text:outline-level="2"><text:bookmark-start text:name="__RefHeading___Toc2226_715881056"/>Revenue<text:s/>Streams<text:bookmark-end text:name="__RefHeading___Toc2226_715881056"/></text:h>
      <text:list text:style-name="LFO12" text:continue-numbering="true">
        <text:list-item>
          <text:p text:style-name="P221">Rent from the tenants</text:p>
        </text:list-item>
      </text:list>
      <text:p text:style-name="P222"/>
      <text:h text:style-name="Heading1" text:outline-level="1"><text:bookmark-start text:name="__RefHeading___Toc2228_715881056"/><text:soft-page-break/>SWOT Analysis<text:bookmark-end text:name="__RefHeading___Toc2228_715881056"/></text:h>
      <text:h text:style-name="Heading2" text:outline-level="2"><text:bookmark-start text:name="__RefHeading___Toc2230_715881056"/>Strengths:<text:bookmark-end text:name="__RefHeading___Toc2230_715881056"/></text:h>
      <text:list text:style-name="LFO13" text:continue-numbering="true">
        <text:list-item>
          <text:p text:style-name="P223">Attractive location</text:p>
        </text:list-item>
      </text:list>
      <text:h text:style-name="Heading2" text:outline-level="2"><text:bookmark-start text:name="__RefHeading___Toc2232_715881056"/>Weaknesses:<text:bookmark-end text:name="__RefHeading___Toc2232_715881056"/></text:h>
      <text:list text:style-name="LFO14" text:continue-numbering="true">
        <text:list-item>
          <text:p text:style-name="P224">Lack of proper management system of the building</text:p>
        </text:list-item>
      </text:list>
      <text:h text:style-name="Heading2" text:outline-level="2">Opportunities:</text:h>
      <text:list text:style-name="LFO15" text:continue-numbering="true">
        <text:list-item>
          <text:p text:style-name="P225">High prices of housing in Copenhagen</text:p>
        </text:list-item>
        <text:list-item>
          <text:p text:style-name="P226">Rising demand for communitive housing</text:p>
        </text:list-item>
      </text:list>
      <text:h text:style-name="Heading2" text:outline-level="2"><text:bookmark-start text:name="__RefHeading___Toc2236_715881056"/>Threats:<text:bookmark-end text:name="__RefHeading___Toc2236_715881056"/></text:h>
      <text:list text:style-name="LFO16" text:continue-numbering="true">
        <text:list-item>
          <text:p text:style-name="P227">Possible changes on<text:s/>housing market which would make buying your own apartment more attractive as an investment</text:p>
        </text:list-item>
      </text:list>
      <text:h text:style-name="Heading1" text:outline-level="1"><text:bookmark-start text:name="__RefHeading___Toc541_3483660072"/>Porter’s Five Forces<text:bookmark-end text:name="__RefHeading___Toc541_3483660072"/></text:h>
      <text:h text:style-name="Heading2" text:outline-level="2">Rivalry</text:h>
      <text:list text:style-name="LFO17" text:continue-numbering="true">
        <text:list-item>
          <text:p text:style-name="P228">A lot of companies, but because the market is so big there is almost no rivalry</text:p>
        </text:list-item>
      </text:list>
      <text:h text:style-name="Heading2" text:outline-level="2">New entrants</text:h>
      <text:list text:style-name="LFO18" text:continue-numbering="true">
        <text:list-item>
          <text:p text:style-name="P229">Easy to enter the market</text:p>
        </text:list-item>
        <text:list-item>
          <text:p text:style-name="P230">Not a threat<text:s/>because of the size of the market</text:p>
        </text:list-item>
        <text:list-item>
          <text:p text:style-name="P231">Hard to exit</text:p>
        </text:list-item>
      </text:list>
      <text:h text:style-name="Heading2" text:outline-level="2">Substitute products</text:h>
      <text:list text:style-name="LFO19" text:continue-numbering="true">
        <text:list-item>
          <text:p text:style-name="P232">Hotels, hostels</text:p>
        </text:list-item>
        <text:list-item>
          <text:p text:style-name="P233">Being homeless</text:p>
        </text:list-item>
      </text:list>
      <text:h text:style-name="Heading2" text:outline-level="2">Suppliers</text:h>
      <text:list text:style-name="LFO20" text:continue-numbering="true">
        <text:list-item>
          <text:p text:style-name="P234">A lot of suppliers</text:p>
        </text:list-item>
        <text:list-item>
          <text:p text:style-name="P235">Low power of suppliers</text:p>
        </text:list-item>
      </text:list>
      <text:h text:style-name="Heading2" text:outline-level="2">Buyers</text:h>
      <text:list text:style-name="LFO21" text:continue-numbering="true">
        <text:list-item>
          <text:p text:style-name="P236">Low power of buyers</text:p>
        </text:list-item>
      </text:list>
      <text:h text:style-name="Heading1" text:outline-level="1"><text:bookmark-start text:name="__RefHeading___Toc543_3483660072"/><text:soft-page-break/>Vision<text:bookmark-end text:name="__RefHeading___Toc543_3483660072"/></text:h>
      <text:h text:style-name="Heading2" text:outline-level="2">Introduction</text:h>
      <text:p text:style-name="P237">We are creating administraton system for Østebanehus which<text:s/>will help them manage information about apartments, tenants and damages (especially to downpipes and windows). It is going to be UWP app for Windows 10 and Windows 10 Mobile written in C#, using .NET Framework and SQL Database.</text:p>
      <text:h text:style-name="Heading2" text:outline-level="2">Positioning</text:h>
      <text:h text:style-name="Heading3" text:outline-level="3">Problem Statement</text:h>
      <table:table table:style-name="Table238">
        <table:table-columns>
          <table:table-column table:style-name="TableColumn239"/>
          <table:table-column table:style-name="TableColumn240"/>
        </table:table-columns>
        <table:table-row table:style-name="TableRow241">
          <table:table-cell table:style-name="TableCell242">
            <text:p text:style-name="P243">The problem of</text:p>
          </table:table-cell>
          <table:table-cell table:style-name="TableCell244">
            <text:p text:style-name="P245">administrating of apartments</text:p>
          </table:table-cell>
        </table:table-row>
        <table:table-row table:style-name="TableRow246">
          <table:table-cell table:style-name="TableCell247">
            <text:p text:style-name="P248">affects</text:p>
          </table:table-cell>
          <table:table-cell table:style-name="TableCell249">
            <text:p text:style-name="P250">Østebanehus</text:p>
          </table:table-cell>
        </table:table-row>
        <table:table-row table:style-name="TableRow251">
          <table:table-cell table:style-name="TableCell252">
            <text:p text:style-name="P253">the impact of which is</text:p>
          </table:table-cell>
          <table:table-cell table:style-name="TableCell254">
            <text:p text:style-name="P255">spending money on third-party company</text:p>
          </table:table-cell>
        </table:table-row>
        <table:table-row table:style-name="TableRow256">
          <table:table-cell table:style-name="TableCell257">
            <text:p text:style-name="P258">A successful solution would be</text:p>
          </table:table-cell>
          <table:table-cell table:style-name="TableCell259">
            <text:p text:style-name="P260">administration system</text:p>
          </table:table-cell>
        </table:table-row>
      </table:table>
      <text:p text:style-name="P261"/>
      <text:h text:style-name="Heading3" text:outline-level="3">Product Position Statement</text:h>
      <table:table table:style-name="Table262">
        <table:table-columns>
          <table:table-column table:style-name="TableColumn263"/>
          <table:table-column table:style-name="TableColumn264"/>
        </table:table-columns>
        <table:table-row table:style-name="TableRow265">
          <table:table-cell table:style-name="TableCell266">
            <text:p text:style-name="P267">For</text:p>
          </table:table-cell>
          <table:table-cell table:style-name="TableCell268">
            <text:p text:style-name="P269">Østebanehus</text:p>
          </table:table-cell>
        </table:table-row>
        <table:table-row table:style-name="TableRow270">
          <table:table-cell table:style-name="TableCell271">
            <text:p text:style-name="P272">Who</text:p>
          </table:table-cell>
          <table:table-cell table:style-name="TableCell273">
            <text:p text:style-name="P274">need apartment<text:s/>management system</text:p>
          </table:table-cell>
        </table:table-row>
        <table:table-row table:style-name="TableRow275">
          <table:table-cell table:style-name="TableCell276">
            <text:p text:style-name="P277">The</text:p>
          </table:table-cell>
          <table:table-cell table:style-name="TableCell278">
            <text:p text:style-name="P279">ApartmentAdmin</text:p>
          </table:table-cell>
        </table:table-row>
        <table:table-row table:style-name="TableRow280">
          <table:table-cell table:style-name="TableCell281">
            <text:p text:style-name="P282">That</text:p>
          </table:table-cell>
          <table:table-cell table:style-name="TableCell283">
            <text:p text:style-name="P284">helps to manage apartments</text:p>
          </table:table-cell>
        </table:table-row>
        <table:table-row table:style-name="TableRow285">
          <table:table-cell table:style-name="TableCell286">
            <text:p text:style-name="P287">Unlike</text:p>
          </table:table-cell>
          <table:table-cell table:style-name="TableCell288">
            <text:p text:style-name="P289">Sven Westergaards Ejendomsadministration A/S</text:p>
          </table:table-cell>
        </table:table-row>
        <table:table-row table:style-name="TableRow290">
          <table:table-cell table:style-name="TableCell291">
            <text:p text:style-name="P292">Our product</text:p>
          </table:table-cell>
          <table:table-cell table:style-name="TableCell293">
            <text:p text:style-name="P294">allows management and tenants to manage the building themselves</text:p>
          </table:table-cell>
        </table:table-row>
      </table:table>
      <text:p text:style-name="P295"/>
      <text:h text:style-name="Heading2" text:outline-level="2">Stakeholder Descriptions</text:h>
      <text:h text:style-name="Heading3" text:outline-level="3">Stakeholder Summary</text:h>
      <table:table table:style-name="Table296">
        <table:table-columns>
          <table:table-column table:style-name="TableColumn297"/>
          <table:table-column table:style-name="TableColumn298"/>
          <table:table-column table:style-name="TableColumn299"/>
        </table:table-columns>
        <table:table-row table:style-name="TableRow300">
          <table:table-cell table:style-name="TableCell301">
            <text:p text:style-name="P302">Name</text:p>
          </table:table-cell>
          <table:table-cell table:style-name="TableCell303">
            <text:p text:style-name="P304">Description</text:p>
          </table:table-cell>
          <table:table-cell table:style-name="TableCell305">
            <text:p text:style-name="P306">Responsibility</text:p>
          </table:table-cell>
        </table:table-row>
        <table:table-row table:style-name="TableRow307">
          <table:table-cell table:style-name="TableCell308">
            <text:p text:style-name="P309">Board members</text:p>
          </table:table-cell>
          <table:table-cell table:style-name="TableCell310">
            <text:p text:style-name="P311">Tenants chosen to manage the building.</text:p>
          </table:table-cell>
          <table:table-cell table:style-name="TableCell312">
            <text:p text:style-name="P313">Managing the building.</text:p>
          </table:table-cell>
        </table:table-row>
        <table:table-row table:style-name="TableRow314">
          <table:table-cell table:style-name="TableCell315">
            <text:p text:style-name="P316">Tenants</text:p>
          </table:table-cell>
          <table:table-cell table:style-name="TableCell317">
            <text:p text:style-name="P318">People living in the building.</text:p>
          </table:table-cell>
          <table:table-cell table:style-name="TableCell319">
            <text:p text:style-name="P320">None.</text:p>
          </table:table-cell>
        </table:table-row>
        <table:table-row table:style-name="TableRow321">
          <table:table-cell table:style-name="TableCell322">
            <text:p text:style-name="P323">Sven Westergaards Ejendomsadministration A/S</text:p>
          </table:table-cell>
          <table:table-cell table:style-name="TableCell324">
            <text:p text:style-name="P325">Third-party company hired by Østebanehus.</text:p>
          </table:table-cell>
          <table:table-cell table:style-name="TableCell326">
            <text:p text:style-name="P327">Administration<text:s/>work.</text:p>
          </table:table-cell>
        </table:table-row>
        <table:table-row table:style-name="TableRow328">
          <table:table-cell table:style-name="TableCell329">
            <text:p text:style-name="P330">BeckIT</text:p>
          </table:table-cell>
          <table:table-cell table:style-name="TableCell331">
            <text:p text:style-name="P332">IT company.</text:p>
          </table:table-cell>
          <table:table-cell table:style-name="TableCell333">
            <text:p text:style-name="P334">Creating administration system.</text:p>
          </table:table-cell>
        </table:table-row>
      </table:table>
      <text:p text:style-name="P335"/>
      <text:soft-page-break/>
      <text:h text:style-name="Heading3" text:outline-level="3">User Environment</text:h>
      <text:h text:style-name="Heading2" text:outline-level="2">Product overview – Needs and Features</text:h>
      <table:table table:style-name="Table336">
        <table:table-columns>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Need</text:p>
          </table:table-cell>
          <table:table-cell table:style-name="TableCell344">
            <text:p text:style-name="P345">Priority</text:p>
          </table:table-cell>
          <table:table-cell table:style-name="TableCell346">
            <text:p text:style-name="P347">Features</text:p>
          </table:table-cell>
          <table:table-cell table:style-name="TableCell348">
            <text:p text:style-name="P349">Description</text:p>
          </table:table-cell>
        </table:table-row>
        <table:table-row table:style-name="TableRow350">
          <table:table-cell table:style-name="TableCell351">
            <text:p text:style-name="P352">Tenants management system</text:p>
          </table:table-cell>
          <table:table-cell table:style-name="TableCell353">
            <text:p text:style-name="P354">Very High</text:p>
          </table:table-cell>
          <table:table-cell table:style-name="TableCell355">
            <text:p text:style-name="P356"/>
          </table:table-cell>
          <table:table-cell table:style-name="TableCell357">
            <text:p text:style-name="TableContents">Overview of the information send to the residents in the building.</text:p>
          </table:table-cell>
        </table:table-row>
        <table:table-row table:style-name="TableRow358">
          <table:table-cell table:style-name="TableCell359">
            <text:p text:style-name="P360">General Building Info</text:p>
          </table:table-cell>
          <table:table-cell table:style-name="TableCell361">
            <text:p text:style-name="P362">High</text:p>
          </table:table-cell>
          <table:table-cell table:style-name="TableCell363">
            <text:p text:style-name="P364"/>
          </table:table-cell>
          <table:table-cell table:style-name="TableCell365">
            <text:p text:style-name="TableContents"><text:span text:style-name="T366">Administrator, Board members,<text:s/></text:span>General assembly and building maintenance info.</text:p>
          </table:table-cell>
        </table:table-row>
        <table:table-row table:style-name="TableRow367">
          <table:table-cell table:style-name="TableCell368">
            <text:p text:style-name="P369">Downpipes Info</text:p>
          </table:table-cell>
          <table:table-cell table:style-name="TableCell370">
            <text:p text:style-name="P371">High</text:p>
          </table:table-cell>
          <table:table-cell table:style-name="TableCell372">
            <text:p text:style-name="P373">All downpipe pictures overview</text:p>
          </table:table-cell>
          <table:table-cell table:style-name="TableCell374">
            <text:p text:style-name="TableContents">Overview of the condition of all pipes in the building</text:p>
          </table:table-cell>
        </table:table-row>
        <table:table-row table:style-name="TableRow375">
          <table:table-cell table:style-name="TableCell376">
            <text:p text:style-name="P377">Apartment Info</text:p>
          </table:table-cell>
          <table:table-cell table:style-name="TableCell378">
            <text:p text:style-name="P379">High</text:p>
          </table:table-cell>
          <table:table-cell table:style-name="TableCell380">
            <text:p text:style-name="P381">Downpipe picture upload</text:p>
          </table:table-cell>
          <table:table-cell table:style-name="TableCell382">
            <text:p text:style-name="P383">address, size, number of rooms, number of square meters, ”fordelingstal”</text:p>
          </table:table-cell>
        </table:table-row>
        <table:table-row table:style-name="TableRow384">
          <table:table-cell table:style-name="TableCell385">
            <text:p text:style-name="P386">Resident Info</text:p>
          </table:table-cell>
          <table:table-cell table:style-name="TableCell387">
            <text:p text:style-name="P388">High</text:p>
          </table:table-cell>
          <table:table-cell table:style-name="TableCell389">
            <text:p text:style-name="P390">Residents Log.</text:p>
          </table:table-cell>
          <table:table-cell table:style-name="TableCell391">
            <text:p text:style-name="TableContents">Overview of the whole family living in an apartment</text:p>
          </table:table-cell>
        </table:table-row>
        <table:table-row table:style-name="TableRow392">
          <table:table-cell table:style-name="TableCell393">
            <text:p text:style-name="P394">Washing machine booking system<text:s/></text:p>
          </table:table-cell>
          <table:table-cell table:style-name="TableCell395">
            <text:p text:style-name="P396">Medium</text:p>
          </table:table-cell>
          <table:table-cell table:style-name="TableCell397">
            <text:p text:style-name="P398"/>
          </table:table-cell>
          <table:table-cell table:style-name="TableCell399">
            <text:p text:style-name="P400">Book washing machine.</text:p>
          </table:table-cell>
        </table:table-row>
      </table:table>
      <text:p text:style-name="P401"/>
      <text:h text:style-name="Heading2" text:outline-level="2">Other Product Requirements</text:h>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ext:p text:style-name="P408">Software Qualities</text:p>
          </table:table-cell>
          <table:table-cell table:style-name="TableCell409">
            <text:p text:style-name="P410">Priority</text:p>
          </table:table-cell>
          <table:table-cell table:style-name="TableCell411">
            <text:p text:style-name="P412">Description</text:p>
          </table:table-cell>
        </table:table-row>
        <table:table-row table:style-name="TableRow413">
          <table:table-cell table:style-name="TableCell414">
            <text:p text:style-name="P415"/>
          </table: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
          </table:table-cell>
          <table:table-cell table:style-name="TableCell423">
            <text:p text:style-name="P424"/>
          </table:table-cell>
          <table:table-cell table:style-name="TableCell425">
            <text:p text:style-name="P426"/>
          </table:table-cell>
        </table:table-row>
      </table:table>
      <text:p text:style-name="P4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Source Han Sans Regular" svg:font-family="Source Han Sans Regular" style:font-family-generic="system" style:font-pitch="variable"/>
    <style:font-face style:name="FreeSans" svg:font-family="FreeSans" style:font-family-generic="system" style:font-pitch="variable"/>
    <style:font-face style:name="Noto Sans" svg:font-family="Noto Sans" style:font-family-generic="swiss"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Noto Serif" svg:font-family="Noto Serif" style:font-family-generic="roman"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Source Han Sans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Noto Sans" style:font-name-asian="Noto Sans" style:font-name-complex="Noto Sans" fo:font-weight="bold" style:font-weight-asian="bold" fo:hyphenate="false"/>
    </style:style>
    <style:style style:name="Heading2" style:display-name="Heading 2" style:family="paragraph" style:parent-style-name="Heading" style:next-style-name="Textbody" style:default-outline-level="2">
      <style:paragraph-properties fo:margin-top="0.1388in"/>
      <style:text-properties style:font-name="Noto Sans" style:font-name-asian="Noto Sans" style:font-name-complex="Noto San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Noto Sans" style:font-name-asian="Noto Sans" style:font-name-complex="Noto San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style:font-name="Noto Serif" style:font-name-asian="Noto Serif" style:font-name-complex="Noto Serif"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style:font-name="Noto Serif" style:font-name-asian="Noto Serif" style:font-name-complex="Noto Serif" fo:hyphenate="false"/>
    </style:style>
    <style:style style:name="Contents2" style:display-name="Contents 2" style:family="paragraph" style:parent-style-name="Index">
      <style:paragraph-properties fo:margin-left="0.1965in">
        <style:tab-stops>
          <style:tab-stop style:type="right" style:leader-style="dotted" style:leader-text="." style:position="6.4986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onatas Adamonis</dc:creator>
    <meta:creation-date>2017-03-29T07:56:00Z</meta:creation-date>
    <dc:date>2017-03-29T07:59:00Z</dc:date>
    <meta:template xlink:href="Normal" xlink:type="simple"/>
    <meta:editing-cycles>13</meta:editing-cycles>
    <meta:editing-duration>PT6540S</meta:editing-duration>
    <meta:document-statistic meta:page-count="9" meta:paragraph-count="11" meta:word-count="855" meta:character-count="5723" meta:row-count="40" meta:non-whitespace-character-count="4879"/>
  </office:meta>
</office:document-meta>
</file>